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.3535in" fo:margin-right="0in" fo:text-align="justify" style:justify-single-word="false" fo:text-indent="0in" style:auto-text-indent="false" fo:background-color="#e6e6ff">
        <style:tab-stops>
          <style:tab-stop style:position="0.1146in"/>
        </style:tab-stops>
        <style:background-image/>
      </style:paragraph-properties>
    </style:style>
    <style:style style:name="P7" style:family="paragraph" style:parent-style-name="Standard">
      <style:paragraph-properties fo:margin-left="0.3535in" fo:margin-right="0in" fo:text-align="justify" style:justify-single-word="false" fo:text-indent="0in" style:auto-text-indent="false" fo:background-color="#e6e6ff">
        <style:tab-stops>
          <style:tab-stop style:position="0.1146in"/>
        </style:tab-stops>
        <style:background-image/>
      </style:paragraph-properties>
      <style:text-properties fo:font-size="10pt" style:font-size-asian="10pt" style:font-size-complex="10pt"/>
    </style:style>
    <style:style style:name="P8" style:family="paragraph" style:parent-style-name="Standard">
      <style:paragraph-properties fo:margin-left="0.3535in" fo:margin-right="0in" fo:text-align="justify" style:justify-single-word="false" fo:text-indent="0in" style:auto-text-indent="false" fo:background-color="#e6e6ff">
        <style:tab-stops>
          <style:tab-stop style:position="0.1146in"/>
        </style:tab-stops>
        <style:background-image/>
      </style:paragraph-properties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margin-left="0.3535in" fo:margin-right="0in" fo:text-align="justify" style:justify-single-word="false" fo:text-indent="0in" style:auto-text-indent="false" fo:background-color="#e6e6ff">
        <style:tab-stops>
          <style:tab-stop style:position="0.1146in"/>
        </style:tab-stops>
        <style:background-image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.3535in" fo:margin-right="0in" fo:text-align="justify" style:justify-single-word="false" fo:text-indent="0in" style:auto-text-indent="false" fo:background-color="#e6e6ff">
        <style:tab-stops>
          <style:tab-stop style:position="0.1146in"/>
        </style:tab-stops>
        <style:background-image/>
      </style:paragraph-properties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margin-left="0.3535in" fo:margin-right="0in" fo:text-align="justify" style:justify-single-word="false" fo:text-indent="0in" style:auto-text-indent="false" fo:background-color="#e6e6ff">
        <style:tab-stops>
          <style:tab-stop style:position="0.1146in"/>
        </style:tab-stops>
        <style:background-image/>
      </style:paragraph-properties>
      <style:text-properties style:font-name="Liberation Sans" fo:font-size="8pt" fo:font-weight="normal" style:font-size-asian="8pt" style:font-weight-asian="bold" style:font-size-complex="8pt" style:font-weight-complex="bold"/>
    </style:style>
    <style:style style:name="P12" style:family="paragraph" style:parent-style-name="Standard">
      <style:paragraph-properties fo:margin-left="0.3535in" fo:margin-right="0in" fo:text-align="justify" style:justify-single-word="false" fo:text-indent="0in" style:auto-text-indent="false" fo:background-color="#e6e6ff">
        <style:tab-stops>
          <style:tab-stop style:position="0.1146in"/>
        </style:tab-stops>
        <style:background-image/>
      </style:paragraph-properties>
      <style:text-properties style:font-name="Liberation Sans" fo:font-size="8pt" fo:font-weight="normal" style:font-size-asian="7pt" style:font-weight-asian="normal" style:font-size-complex="8pt" style:font-weight-complex="normal"/>
    </style:style>
    <style:style style:name="P13" style:family="paragraph" style:parent-style-name="Preformatted_20_Text">
      <style:paragraph-properties fo:margin-left="0.3535in" fo:margin-right="0in" fo:text-indent="0in" style:auto-text-indent="false" fo:background-color="#e6e6ff">
        <style:background-image/>
      </style:paragraph-properties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margin-left="0.3535in" fo:margin-right="0in" fo:text-indent="0in" style:auto-text-indent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margin-left="0.3535in" fo:margin-right="0in" fo:text-align="justify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16" style:family="paragraph" style:parent-style-name="Preformatted_20_Text">
      <style:paragraph-properties fo:margin-left="0.3535in" fo:margin-right="0in" fo:margin-top="0in" fo:margin-bottom="0.1965in" fo:text-indent="0in" style:auto-text-indent="false" fo:background-color="#e6e6ff">
        <style:background-image/>
      </style:paragraph-properties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</style:style>
    <style:style style:name="P18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.3819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style:font-size-asian="8pt" style:font-size-complex="8pt"/>
    </style:style>
    <style:style style:name="P20" style:family="paragraph" style:parent-style-name="Standard">
      <style:paragraph-properties fo:margin-left="2.1598in" fo:margin-right="0in" fo:text-align="justify" style:justify-single-word="false" fo:text-indent="-1.6339in" style:auto-text-indent="false">
        <style:tab-stops>
          <style:tab-stop style:position="1.6244in"/>
        </style:tab-stops>
      </style:paragraph-properties>
    </style:style>
    <style:style style:name="P21" style:family="paragraph" style:parent-style-name="Standard">
      <style:paragraph-properties fo:margin-left="2.1598in" fo:margin-right="0in" fo:text-align="justify" style:justify-single-word="false" fo:text-indent="-1.6339in" style:auto-text-indent="false">
        <style:tab-stops>
          <style:tab-stop style:position="1.6244in"/>
        </style:tab-stops>
      </style:paragraph-properties>
      <style:text-properties style:font-name="Times New Roman" fo:font-size="10pt" style:font-size-asian="10pt" style:font-size-complex="10pt"/>
    </style:style>
    <style:style style:name="P22" style:family="paragraph" style:parent-style-name="Standard">
      <style:paragraph-properties fo:margin-left="2.1598in" fo:margin-right="0in" fo:text-align="justify" style:justify-single-word="false" fo:text-indent="-1.6339in" style:auto-text-indent="false">
        <style:tab-stops>
          <style:tab-stop style:position="1.6244in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2.1598in" fo:margin-right="0in" fo:text-align="justify" style:justify-single-word="false" fo:text-indent="-1.6339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2.1598in" fo:margin-right="0in" fo:text-align="justify" style:justify-single-word="false" fo:text-indent="-1.6339in" style:auto-text-indent="false">
        <style:tab-stops>
          <style:tab-stop style:position="1.6244in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25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26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weight="bold" style:font-weight-asian="bold" style:font-weight-complex="bold"/>
    </style:style>
    <style:style style:name="P27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.3819in" fo:margin-right="0in" fo:text-align="justify" style:justify-single-word="false" fo:text-indent="-0.3819in" style:auto-text-indent="false">
        <style:tab-stops/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left="0.3819in" fo:margin-right="0in" fo:text-align="justify" style:justify-single-word="false" fo:text-indent="-0.3819in" style:auto-text-indent="false" fo:break-before="pag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0.3819in" fo:margin-right="0in" fo:text-align="justify" style:justify-single-word="false" fo:text-indent="-0.3819in" style:auto-text-indent="false" fo:break-before="pag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.3508in" fo:margin-right="0in" fo:margin-top="0in" fo:margin-bottom="0.1965in" fo:text-align="justify" style:justify-single-word="false" fo:text-indent="0in" style:auto-text-indent="false" fo:background-color="transparent">
        <style:background-image/>
      </style:paragraph-properties>
      <style:text-properties fo:font-size="8pt" style:font-size-asian="8pt" style:font-size-complex="8pt"/>
    </style:style>
    <style:style style:name="P32" style:family="paragraph" style:parent-style-name="Preformatted_20_Text">
      <style:paragraph-properties fo:margin-left="0.3508in" fo:margin-right="0in" fo:margin-top="0in" fo:margin-bottom="0.1965in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33" style:family="paragraph" style:parent-style-name="Preformatted_20_Text">
      <style:paragraph-properties fo:margin-left="0.3508in" fo:margin-right="0in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34" style:family="paragraph" style:parent-style-name="Standard">
      <style:paragraph-properties fo:margin-left="0.3437in" fo:margin-right="0in" fo:text-indent="0in" style:auto-text-indent="false"/>
      <style:text-properties style:font-name="Times New Roman" fo:font-size="10pt" style:font-size-asian="10pt" style:font-size-complex="10pt"/>
    </style:style>
    <style:style style:name="P35" style:family="paragraph" style:parent-style-name="Standard">
      <style:paragraph-properties fo:margin-left="0.3437in" fo:margin-right="0in" fo:text-align="justify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36" style:family="paragraph" style:parent-style-name="Standard">
      <style:paragraph-properties fo:margin-left="0.3437in" fo:margin-right="0in" fo:text-indent="0in" style:auto-text-indent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7" style:family="paragraph" style:parent-style-name="Standard">
      <style:paragraph-properties fo:margin-left="2.1598in" fo:margin-right="0in" fo:text-align="justify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38" style:family="paragraph" style:parent-style-name="Standard">
      <style:paragraph-properties fo:margin-left="2.15in" fo:margin-right="0in" fo:text-indent="0in" style:auto-text-indent="false"/>
      <style:text-properties style:font-name="Times New Roman" fo:font-size="10pt" style:font-size-asian="10pt" style:font-size-complex="10pt"/>
    </style:style>
    <style:style style:name="P39" style:family="paragraph" style:parent-style-name="Standard">
      <style:paragraph-properties fo:margin-left="2.15in" fo:margin-right="0in" fo:text-indent="0in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left="2.15in" fo:margin-right="0in" fo:text-indent="0in" style:auto-text-indent="false">
        <style:tab-stops>
          <style:tab-stop style:position="1.6244in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left="2.1409in" fo:margin-right="0in" fo:text-indent="0in" style:auto-text-indent="false"/>
      <style:text-properties style:font-name="Times New Roman" fo:font-size="10pt" style:font-size-asian="10pt" style:font-size-complex="10pt"/>
    </style:style>
    <style:style style:name="P42" style:family="paragraph" style:parent-style-name="Standard">
      <style:paragraph-properties fo:margin-left="0.5256in" fo:margin-right="0in" fo:text-indent="0in" style:auto-text-indent="false">
        <style:tab-stops>
          <style:tab-stop style:position="1.6244in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left="2.1693in" fo:margin-right="0in" fo:text-indent="-1.6437in" style:auto-text-indent="false">
        <style:tab-stops>
          <style:tab-stop style:position="1.6244in"/>
        </style:tab-stops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45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6" style:family="paragraph" style:parent-style-name="Preformatted_20_Text">
      <style:paragraph-properties fo:margin-left="0.3634in" fo:margin-right="0in" fo:text-indent="0in" style:auto-text-indent="false" fo:background-color="#e6e6ff">
        <style:background-image/>
      </style:paragraph-properties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7" style:family="paragraph" style:parent-style-name="Preformatted_20_Text">
      <style:paragraph-properties fo:margin-left="0.3634in" fo:margin-right="0in" fo:text-indent="0in" style:auto-text-indent="false" fo:background-color="#e6e6ff">
        <style:background-image/>
      </style:paragraph-properties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48" style:family="paragraph" style:parent-style-name="Preformatted_20_Text">
      <style:paragraph-properties fo:margin-left="0.3634in" fo:margin-right="0in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49" style:family="paragraph" style:parent-style-name="Preformatted_20_Text">
      <style:paragraph-properties fo:margin-left="0.3634in" fo:margin-right="0in" fo:margin-top="0in" fo:margin-bottom="0.1965in" fo:text-indent="0in" style:auto-text-indent="false" fo:background-color="#e6e6ff">
        <style:background-image/>
      </style:paragraph-properties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P50" style:family="paragraph" style:parent-style-name="Preformatted_20_Text">
      <style:paragraph-properties fo:margin-left="0.3634in" fo:margin-right="0in" fo:margin-top="0in" fo:margin-bottom="0.1965in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51" style:family="paragraph" style:parent-style-name="Preformatted_20_Text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52" style:family="paragraph" style:parent-style-name="Preformatted_20_Text">
      <style:paragraph-properties fo:margin-left="0.3409in" fo:margin-right="0in" fo:text-indent="0in" style:auto-text-indent="false" fo:background-color="#e6e6ff">
        <style:background-image/>
      </style:paragraph-properties>
      <style:text-properties style:font-name="Liberation Sans" fo:font-size="8pt" style:font-size-asian="8pt" style:font-size-complex="8pt"/>
    </style:style>
    <style:style style:name="P53" style:family="paragraph" style:parent-style-name="Preformatted_20_Text">
      <style:paragraph-properties fo:margin-left="0.3409in" fo:margin-right="0in" fo:text-indent="0in" style:auto-text-indent="false" fo:background-color="#e6e6ff">
        <style:background-image/>
      </style:paragraph-properties>
      <style:text-properties style:font-name="Liberation Sans" fo:font-size="8pt" fo:font-weight="bold" style:font-size-asian="8pt" style:font-weight-asian="bold" style:font-size-complex="8pt" style:font-weight-complex="bold"/>
    </style:style>
    <style:style style:name="P54" style:family="paragraph" style:parent-style-name="Standard">
      <style:paragraph-properties fo:margin-left="0.3819in" fo:margin-right="0in" fo:text-align="justify" style:justify-single-word="false" fo:text-indent="0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56" style:family="paragraph" style:parent-style-name="Standard">
      <style:paragraph-properties fo:margin-left="0.3819in" fo:margin-right="0in" fo:text-align="justify" style:justify-single-word="false" fo:text-indent="0.1063in" style:auto-text-indent="false">
        <style:tab-stops/>
      </style:paragraph-properties>
    </style:style>
    <style:style style:name="P57" style:family="paragraph" style:parent-style-name="Standard">
      <style:paragraph-properties fo:margin-left="0.3575in" fo:margin-right="0in" fo:text-align="justify" style:justify-single-word="false" fo:text-indent="0in" style:auto-text-indent="false" fo:background-color="#e6e6ff">
        <style:tab-stops/>
        <style:background-image/>
      </style:paragraph-properties>
      <style:text-properties style:font-name="Liberation Sans" fo:font-size="8pt" style:font-size-asian="8pt" style:font-size-complex="8pt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7" style:family="text">
      <style:text-properties style:font-name="Liberation Sans" fo:font-size="8pt" style:font-size-asian="8pt" style:font-size-complex="8pt"/>
    </style:style>
    <style:style style:name="T8" style:family="text">
      <style:text-properties style:font-size-asian="10pt"/>
    </style:style>
    <style:style style:name="T9" style:family="text">
      <style:text-properties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PSERVER</text:p>
      <text:p text:style-name="P1"/>
      <text:p text:style-name="P27">1<text:tab/>Szerver lekérdezése a szolgáltatásokról</text:p>
      <text:p text:style-name="P44">Hogy ez lehetséges legyen, a MAP fájl WEB szekcióban el kell helyezni a következő elemeket. Lehet ám hogy nem mind fontos, de az első mindenképpen</text:p>
      <text:p text:style-name="P44"/>
      <text:p text:style-name="P57">METADATA</text:p>
      <text:p text:style-name="P57"><text:tab/>"ows_enable_request" "*"</text:p>
      <text:p text:style-name="P57"><text:s text:c="8"/>"wms_title"<text:tab/><text:tab/>"Sajat WMS szerverem"</text:p>
      <text:p text:style-name="P57"><text:s text:c="8"/>"wms_olineresource"<text:tab/>"http://localhost/cgi-bin/mapserv?map=/home/akoel/Projects/tdc/svn/www/htdocs/example.map"</text:p>
      <text:p text:style-name="P57"><text:s text:c="8"/>"wms_srs"<text:tab/><text:tab/>"EPSG:23700"</text:p>
      <text:p text:style-name="P57"><text:s text:c="8"/>"wms_feature_info_mime_type" "text/html"</text:p>
      <text:p text:style-name="P57"><text:s text:c="4"/>END</text:p>
      <text:p text:style-name="P44"/>
      <text:p text:style-name="P56"><text:span text:style-name="T5">És ekkor kiadható a parancs a böngsző címsorában:</text:span></text:p>
      <text:p text:style-name="P19"><text:a xlink:type="simple" xlink:href="http://localhost/cgi-bin/mapserv?map=/home/akoel/Projects/3DCadastre/www/tdc-basic/tdc-basic/htdocs/example.map&amp;SERVICE=WMS&amp;REQUEST=GetCapabilities">http://localhost/cgi-bin/mapserv?map=/home/akoel/Projects/3DCadastre/www/tdc-basic/tdc-basic/htdocs/example.map&amp;</text:a><text:a xlink:type="simple" xlink:href="http://localhost/cgi-bin/mapserv?map=/home/akoel/Projects/3DCadastre/www/tdc-basic/tdc-basic/htdocs/example.map&amp;SERVICE=WMS&amp;REQUEST=GetCapabilities"><text:span text:style-name="T3">SERVICE=WMS&amp;REQUEST=GetCapabilities</text:span></text:a></text:p>
      <text:p text:style-name="P18"/>
      <text:p text:style-name="P18"/>
      <text:p text:style-name="P27">2<text:tab/>mapserver közevelen meghívása egy layer-rel</text:p>
      <text:p text:style-name="P44">Statikus terkép esetén megtehetjük, hogy közvetlenül a mapservert szólítjuk meg és <text:s/>paraméterként átadjuk a térképet leíró map fájl elérési útvonalat valamit a megjelenítendő layer-eket és kimenetként a legyártott térképet kapjuk meg</text:p>
      <text:p text:style-name="P4"/>
      <text:p text:style-name="P8"/>
      <text:p text:style-name="P6"><text:a xlink:type="simple" xlink:href="http://localhost/cgi-bin/mapserv?map=/home/akoel/Projects/3DCadastre/www/test/htdocs/example1-1.map&amp;layer=states&amp;mode=map"><text:span text:style-name="T7">http://localhost/cgi-bin/mapserv?map=/home/akoel/Projects/3DCadastre/www/test/htdocs/example1-1.map&amp;layer=states&amp;mode=map</text:span></text:a></text:p>
      <text:p text:style-name="P8"/>
      <text:p text:style-name="P4"/>
      <text:p text:style-name="P35">layer=</text:p>
      <text:p text:style-name="P37">megadja, hogy a térképen a map fájlban felsorolt layer-ek közül melyeket kell ábrázolni</text:p>
      <text:p text:style-name="P15">mode=map</text:p>
      <text:p text:style-name="P38">azt mondja mapservernek, hogy ne gyártsa le külün a képfájlt, hanem közvetlenül adja át a böngészőnek.</text:p>
      <text:p text:style-name="P14">mode=browse</text:p>
      <text:p text:style-name="P38">legyártja a paraméterek alapján a térképet kép formátumban</text:p>
      <text:p text:style-name="P34">map=</text:p>
      <text:p text:style-name="P41">megmondja a mapservernek, hogy hol találja a map leíró fájlt.</text:p>
      <text:p text:style-name="P3"/>
      <text:p text:style-name="P48">MAP</text:p>
      <text:p text:style-name="P48"><text:s text:c="2"/>IMAGETYPE <text:s text:c="5"/>PNG</text:p>
      <text:p text:style-name="P48"><text:s text:c="2"/>EXTENT <text:s text:c="8"/>-97.238976 41.619778 -82.122902 49.385620</text:p>
      <text:p text:style-name="P48"><text:s text:c="2"/>SIZE <text:s text:c="10"/>400 300</text:p>
      <text:p text:style-name="P48"><text:s text:c="2"/>SHAPEPATH <text:s text:c="5"/>"../data"</text:p>
      <text:p text:style-name="P48"><text:s text:c="2"/>IMAGECOLOR <text:s text:c="4"/>255 255 255</text:p>
      <text:p text:style-name="P48"/>
      <text:p text:style-name="P48"><text:s text:c="2"/>LAYER # States polygon layer begins here</text:p>
      <text:p text:style-name="P48"><text:s text:c="4"/>NAME <text:s text:c="8"/>states</text:p>
      <text:p text:style-name="P48"><text:s text:c="4"/>DATA <text:s text:c="8"/>states_ugl</text:p>
      <text:p text:style-name="P48"><text:s text:c="4"/>STATUS <text:s text:c="6"/>OFF</text:p>
      <text:p text:style-name="P48"><text:s text:c="4"/>TYPE <text:s text:c="8"/>POLYGON</text:p>
      <text:p text:style-name="P48"/>
      <text:p text:style-name="P48"><text:s text:c="4"/>CLASS</text:p>
      <text:p text:style-name="P48"><text:s text:c="6"/>NAME <text:s text:c="6"/>"The Upper Great Lakes States"</text:p>
      <text:p text:style-name="P48"><text:s text:c="6"/>STYLE</text:p>
      <text:p text:style-name="P48"><text:s text:c="8"/>COLOR <text:s text:c="7"/>232 232 232</text:p>
      <text:p text:style-name="P48"><text:s text:c="8"/>OUTLINECOLOR 32 32 32</text:p>
      <text:p text:style-name="P48"><text:s text:c="6"/>END</text:p>
      <text:p text:style-name="P48"><text:s text:c="4"/>END</text:p>
      <text:p text:style-name="P48"><text:s text:c="2"/>END</text:p>
      <text:p text:style-name="P50">END #</text:p>
      <text:p text:style-name="P36">map fájl elemei:</text:p>
      <text:p text:style-name="P3"/>
      <text:p text:style-name="P42">MAP<text:tab/>Minden MAP fájl ezzel kezdődik</text:p>
      <text:p text:style-name="P42">IMAGETYPE<text:tab/>Milyen image formátumban hozza létre a képet a mapserver.</text:p>
      <text:p text:style-name="P40">PNG</text:p>
      <text:p text:style-name="P40">GIF</text:p>
      <text:p text:style-name="P40">WBMP</text:p>
      <text:p text:style-name="P40"><text:soft-page-break/>JPEG</text:p>
      <text:p text:style-name="P40">PDF</text:p>
      <text:p text:style-name="P40">SWF</text:p>
      <text:p text:style-name="P40">GeoTIFF</text:p>
      <text:p text:style-name="P43">EXTENT<text:tab/>A térkép határait adja meg.&lt;bal also X&gt; &lt;bal also Y&gt;&lt;jobb felső X&gt; &lt;jobb felső Y&gt; formátumban</text:p>
      <text:p text:style-name="P43">SIZE<text:tab/>a generálandó kép pixelben megadott mérete</text:p>
      <text:p text:style-name="P43">SHAPEPATH<text:tab/>utvonal a layer-ekhez. megadható abszolút elérési útvonal "/"-rel kezdve vagy relatív, a map-fájlhoz viszonyítva. Nem szükséges, hogy a web elérési útvonalba essen.</text:p>
      <text:p text:style-name="P22">IMAGECOLOR<text:tab/>Háttérszine a térképnek.</text:p>
      <text:p text:style-name="P22">LAYER<text:tab/>Egy layer objektum kezdetét jelzi. Tetszőleges számú layer-t lehet definiálni. (100-nál több esetén módosítani kell a map.h fájlt)</text:p>
      <text:p text:style-name="P22">LAYER.NAME<text:tab/>A layer azonosítója.</text:p>
      <text:p text:style-name="P22">LAYER.DATA<text:tab/>A shape fájl neve</text:p>
      <text:p text:style-name="P22">LAYER.TYPE<text:tab/>A shape fájl típusa.</text:p>
      <text:p text:style-name="P39">POLIGON</text:p>
      <text:p text:style-name="P39">LINE</text:p>
      <text:p text:style-name="P39">POLYLINE</text:p>
      <text:p text:style-name="P39">POINT</text:p>
      <text:p text:style-name="P22">LAYER.STATUS<text:tab/>Azt mondja meg, hogy a layer be vagy kikapcsolt állaotban van-e</text:p>
      <text:p text:style-name="P39">ON</text:p>
      <text:p text:style-name="P39">OFF</text:p>
      <text:p text:style-name="P22">LAYER.CLASS<text:tab/>Osztály kezdete</text:p>
      <text:p text:style-name="P23">LAYER.CLASS.NAME<text:tab/><text:tab/>Az osztaly leíró azonosítója</text:p>
      <text:p text:style-name="P23">LAYER.CLASS.STYLE<text:tab/><text:tab/>Style objektum kezdete. Egy osztályon belül több is definiálható</text:p>
      <text:p text:style-name="P23">LAYER.CLASS.STYLE.COLOR<text:tab/>Az osztály által reprezentált objektum színe</text:p>
      <text:p text:style-name="P23">LAYER.CLASS.STYLE.OUTLINECOLOR<text:tab/>Poligonok szélének szinezése</text:p>
      <text:p text:style-name="P20"/>
      <text:p text:style-name="P30">3<text:tab/>Két layer - mapserver közevelen meghívása</text:p>
      <text:p text:style-name="P45">Statikus terkép esetén megtehetjük, hogy közvetlenül a mapservert szólítjuk meg és <text:s/>paraméterként átadjuk a térképet leíró map fájl elérési útvonalat valamit a megjelenítendő layer-eket és kimenetként a legyártott térképet kapjuk meg</text:p>
      <text:p text:style-name="P5"/>
      <text:p text:style-name="P9"/>
      <text:p text:style-name="P6"><text:a xlink:type="simple" xlink:href="http://localhost/cgi-bin/mapserv?map=/home/akoel/Projects/3DCadastre/www/test/htdocs/example1-2.map&amp;layer=states_poly&amp;layer=states_line&amp;mode=map"><text:span text:style-name="T6">http://localhost/cgi-bin/mapserv?map=/home/akoel/Projects/3DCadastre/www/test/htdocs/example1-2.map&amp;layer=states_poly&amp;layer=states_line&amp;mode=map</text:span></text:a></text:p>
      <text:p text:style-name="P9"/>
      <text:p text:style-name="P22"/>
      <text:p text:style-name="P47">MAP</text:p>
      <text:p text:style-name="P47"><text:s text:c="2"/>IMAGETYPE <text:s text:c="5"/>PNG</text:p>
      <text:p text:style-name="P47"><text:s text:c="2"/>EXTENT <text:s text:c="8"/>-97.238976 41.619778 -82.122902 49.385620</text:p>
      <text:p text:style-name="P47"><text:s text:c="2"/>SIZE <text:s text:c="10"/>400 300</text:p>
      <text:p text:style-name="P47"><text:s text:c="2"/>SHAPEPATH <text:s text:c="5"/>"../data"</text:p>
      <text:p text:style-name="P47"><text:s text:c="2"/>IMAGECOLOR <text:s text:c="4"/>255 255 255</text:p>
      <text:p text:style-name="P47"/>
      <text:p text:style-name="P47"><text:s text:c="2"/>LAYER # States polygon layer begins here</text:p>
      <text:p text:style-name="P47"><text:s text:c="4"/>NAME <text:s text:c="8"/>states_poly</text:p>
      <text:p text:style-name="P47"><text:s text:c="4"/>DATA <text:s text:c="8"/>states_ugl</text:p>
      <text:p text:style-name="P47"><text:s text:c="4"/>STATUS <text:s text:c="6"/>OFF</text:p>
      <text:p text:style-name="P47"><text:s text:c="4"/>TYPE <text:s text:c="8"/>POLYGON</text:p>
      <text:p text:style-name="P47"><text:s text:c="4"/>CLASS</text:p>
      <text:p text:style-name="P47"><text:s text:c="6"/>NAME <text:s text:c="6"/>"States"</text:p>
      <text:p text:style-name="P47"><text:s text:c="6"/>STYLE</text:p>
      <text:p text:style-name="P47"><text:s text:c="8"/>COLOR <text:s text:c="3"/>232 232 232</text:p>
      <text:p text:style-name="P47"><text:s text:c="6"/>END</text:p>
      <text:p text:style-name="P47"><text:s text:c="4"/>END</text:p>
      <text:p text:style-name="P47"><text:s text:c="2"/>END # States polygon layer ends here</text:p>
      <text:p text:style-name="P47"/>
      <text:p text:style-name="P47"><text:s text:c="2"/>LAYER # States line layer begins here</text:p>
      <text:p text:style-name="P47"><text:s text:c="4"/>NAME <text:s text:c="8"/>states_line</text:p>
      <text:p text:style-name="P47"><text:s text:c="4"/>DATA <text:s text:c="8"/>states_ugl</text:p>
      <text:p text:style-name="P47"><text:s text:c="4"/>STATUS <text:s text:c="6"/>OFF</text:p>
      <text:p text:style-name="P47"><text:s text:c="4"/>TYPE <text:s text:c="8"/>LINE</text:p>
      <text:p text:style-name="P47"><text:s text:c="4"/>CLASS</text:p>
      <text:p text:style-name="P47"><text:s text:c="6"/>NAME <text:s text:c="6"/>"State Boundary"</text:p>
      <text:p text:style-name="P47"><text:s text:c="6"/>STYLE</text:p>
      <text:p text:style-name="P47"><text:s text:c="8"/>COLOR <text:s text:c="3"/>32 32 32</text:p>
      <text:p text:style-name="P47"><text:s text:c="6"/>END</text:p>
      <text:p text:style-name="P47"><text:s text:c="4"/>END</text:p>
      <text:p text:style-name="P47"><text:s text:c="2"/>END # States line layer ends here</text:p>
      <text:p text:style-name="P49">END</text:p>
      <text:p text:style-name="P46"/>
      <text:p text:style-name="P22"/>
      <text:p text:style-name="P30">4<text:tab/>Több osztály - mapserver közevelen meghívása </text:p>
      <text:p text:style-name="P17"/>
      <text:p text:style-name="P9"/>
      <text:p text:style-name="P6"><text:a xlink:type="simple" xlink:href="http://localhost/cgi-bin/mapserv?map=/home/akoel/Projects/3DCadastre/www/test/htdocs/example1-3.map&amp;layer=states_poly&amp;layer=states_line&amp;mode=map"><text:span text:style-name="T6">http://localhost/cgi-bin/mapserv?map=/home/akoel/Projects/3DCadastre/www/test/htdocs/example1-3.map&amp;layer=states_poly&amp;layer=states_line&amp;mode=map</text:span></text:a></text:p>
      <text:p text:style-name="P9"/>
      <text:p text:style-name="P22"/>
      <text:p text:style-name="P13">MAP</text:p>
      <text:p text:style-name="P13"><text:s text:c="2"/>IMAGETYPE <text:s text:c="5"/>PNG</text:p>
      <text:p text:style-name="P13"><text:s text:c="2"/>EXTENT <text:s text:c="8"/>-97.238976 41.619778 -82.122902 49.385620</text:p>
      <text:p text:style-name="P13"><text:s text:c="2"/>SIZE <text:s text:c="10"/>400 300</text:p>
      <text:p text:style-name="P13"><text:s text:c="2"/>SHAPEPATH <text:s text:c="5"/>"../data"</text:p>
      <text:p text:style-name="P13"><text:s text:c="2"/>IMAGECOLOR <text:s text:c="4"/>255 255 255</text:p>
      <text:p text:style-name="P13"><text:s text:c="2"/>LAYER # States polygon layer begins here</text:p>
      <text:p text:style-name="P13"><text:s text:c="4"/>NAME <text:s text:c="8"/>states_poly</text:p>
      <text:p text:style-name="P13"><text:s text:c="4"/>DATA <text:s text:c="8"/>states_ugl</text:p>
      <text:p text:style-name="P13"><text:s text:c="4"/>STATUS <text:s text:c="6"/>OFF</text:p>
      <text:p text:style-name="P13"><text:s text:c="4"/>TYPE <text:s text:c="8"/>POLYGON</text:p>
      <text:p text:style-name="P13"><text:s text:c="4"/># CLASSITEM defines the non-spatial attribute that you will be using to</text:p>
      <text:p text:style-name="P13"><text:s text:c="4"/># separate a layer into classes. <text:s/>This attribute will be in the DBF file</text:p>
      <text:p text:style-name="P13"><text:s text:c="4"/># of your shapefile (it will be different for each data format). <text:s/>In this</text:p>
      <text:p text:style-name="P13"><text:s text:c="4"/># example the shapefile states_ugl has an associated database </text:p>
      <text:p text:style-name="P13"><text:s text:c="4"/># (states_ugl.dbf) that contains an attribute called "CLASS". <text:s/>You will be</text:p>
      <text:p text:style-name="P13"><text:s text:c="4"/># using two values in the CLASS attribute to separate the classes (also </text:p>
      <text:p text:style-name="P13"><text:s text:c="4"/># called themes) used in this layer--land and water. <text:s/>CLASSITEM is used in </text:p>
      <text:p text:style-name="P13"><text:s text:c="4"/># association with the EXPRESSION parameter in the CLASS object. <text:s/>See below.</text:p>
      <text:p text:style-name="P13"><text:s text:c="4"/>CLASSITEM <text:s text:c="3"/>"CLASS"</text:p>
      <text:p text:style-name="P13"><text:s text:c="4"/># The class object is defined within the layer object. <text:s/>You can define as</text:p>
      <text:p text:style-name="P13"><text:s text:c="4"/># many classes as you need (well, there are limits as with layers, but it's</text:p>
      <text:p text:style-name="P13"><text:s text:c="4"/># senseless to define more than ten on a "normal" layer. <text:s/>There are</text:p>
      <text:p text:style-name="P13"><text:s text:c="4"/># situations, however, where you might have to do it.)</text:p>
      <text:p text:style-name="P13"><text:s text:c="4"/>CLASS</text:p>
      <text:p text:style-name="P13"><text:s text:c="6"/>NAME 'States'</text:p>
      <text:p text:style-name="P13"><text:s text:c="6"/>EXPRESSION 'land' # Only polygons where "CLASS" = 'land' will be drawn.</text:p>
      <text:p text:style-name="P13"><text:s text:c="6"/># There are styles in a class, just like there are classes in a layer,</text:p>
      <text:p text:style-name="P13"><text:s text:c="6"/># just like there are layers in a map. <text:s/>You can define multiple styles in</text:p>
      <text:p text:style-name="P13"><text:s text:c="6"/># a class just as you can define multiple classes in a layer and multiple</text:p>
      <text:p text:style-name="P13"><text:s text:c="6"/># layers in a map.</text:p>
      <text:p text:style-name="P13"><text:s text:c="6"/>STYLE</text:p>
      <text:p text:style-name="P13"><text:s text:c="8"/>COLOR <text:s text:c="5"/>232 232 232</text:p>
      <text:p text:style-name="P13"><text:s text:c="6"/>END</text:p>
      <text:p text:style-name="P13"><text:s text:c="4"/>END</text:p>
      <text:p text:style-name="P13"><text:s text:c="4"/>CLASS</text:p>
      <text:p text:style-name="P13"><text:s text:c="6"/>NAME 'Water'</text:p>
      <text:p text:style-name="P13"><text:s text:c="6"/>EXPRESSION 'water' # Only polygons where "CLASS" = 'water' will be drawn.</text:p>
      <text:p text:style-name="P13"><text:s text:c="6"/>STYLE</text:p>
      <text:p text:style-name="P13"><text:s text:c="8"/>COLOR <text:s text:c="5"/>198 198 255</text:p>
      <text:p text:style-name="P13"><text:s text:c="6"/>END</text:p>
      <text:p text:style-name="P13"><text:s text:c="4"/>END</text:p>
      <text:p text:style-name="P13"><text:s text:c="2"/>END # States polygon layer ends here</text:p>
      <text:p text:style-name="P13"><text:s text:c="2"/>LAYER # States line layer begins here</text:p>
      <text:p text:style-name="P13"><text:s text:c="4"/>NAME <text:s text:c="8"/>states_line</text:p>
      <text:p text:style-name="P13"><text:s text:c="4"/>DATA <text:s text:c="8"/>states_ugl</text:p>
      <text:p text:style-name="P13"><text:s text:c="4"/>STATUS <text:s text:c="6"/>ON</text:p>
      <text:p text:style-name="P13"><text:s text:c="4"/>TYPE <text:s text:c="8"/>LINE</text:p>
      <text:p text:style-name="P13"><text:s text:c="4"/>CLASSITEM <text:s text:c="3"/>"CLASS"</text:p>
      <text:p text:style-name="P13"><text:s text:c="4"/>CLASS</text:p>
      <text:p text:style-name="P13"><text:s text:c="6"/>NAME <text:s text:c="6"/>'State Boundary'</text:p>
      <text:p text:style-name="P13"><text:s text:c="6"/>EXPRESSION 'land'</text:p>
      <text:p text:style-name="P13"><text:s text:c="6"/>STYLE</text:p>
      <text:p text:style-name="P13"><text:s text:c="8"/>COLOR <text:s text:c="3"/>32 32 32</text:p>
      <text:p text:style-name="P13"><text:s text:c="6"/>END</text:p>
      <text:p text:style-name="P13"><text:s text:c="4"/>END</text:p>
      <text:p text:style-name="P13"><text:s text:c="2"/>END # States line layer ends here</text:p>
      <text:p text:style-name="P13"/>
      <text:p text:style-name="P16">END</text:p>
      <text:p text:style-name="P29">5<text:tab/>Feliratozás - mapserver közevelen meghívása</text:p>
      <text:p text:style-name="P17"/>
      <text:p text:style-name="P6"><text:a xlink:type="simple" xlink:href="http://localhost/cgi-bin/mapserv?map=/home/akoel/Projects/3DCadastre/www/test/htdocs/example1-4.map&amp;layer=states_poly&amp;layer=states_line&amp;mode=map"><text:span text:style-name="T2">http://localhost/cgi-bin/mapserv?map=/home/akoel/Projects/3DCadastre/www/test/htdocs/example1-4.map&amp;layer=states_poly&amp;layer=states_line&amp;mode=map</text:span></text:a></text:p>
      <text:p text:style-name="P7"/>
      <text:p text:style-name="P20"/>
      <text:p text:style-name="P33">MAP</text:p>
      <text:p text:style-name="P33"><text:s text:c="2"/>IMAGETYPE <text:s text:c="5"/>PNG</text:p>
      <text:p text:style-name="P33"><text:s text:c="2"/>EXTENT <text:s text:c="8"/>-97.238976 41.619778 -82.122902 49.385620</text:p>
      <text:p text:style-name="P33"><text:s text:c="2"/>SIZE <text:s text:c="10"/>400 300</text:p>
      <text:p text:style-name="P33"><text:s text:c="2"/>SHAPEPATH <text:s text:c="5"/>"../data"</text:p>
      <text:p text:style-name="P33"><text:s text:c="2"/>IMAGECOLOR <text:s text:c="4"/>255 255 255</text:p>
      <text:p text:style-name="P33"><text:s text:c="2"/>FONTSET <text:s text:c="7"/>"../fonts/fonts.list"</text:p>
      <text:p text:style-name="P33"><text:s text:c="2"/>LAYER # States polygon layer begins here</text:p>
      <text:p text:style-name="P33"><text:s text:c="4"/>NAME <text:s text:c="8"/>states_poly</text:p>
      <text:p text:style-name="P33"><text:s text:c="4"/>DATA <text:s text:c="8"/>states_ugl</text:p>
      <text:p text:style-name="P33"><text:s text:c="4"/>STATUS <text:s text:c="6"/>OFF</text:p>
      <text:p text:style-name="P33"><text:s text:c="4"/>TYPE <text:s text:c="8"/>POLYGON</text:p>
      <text:p text:style-name="P33"><text:s text:c="4"/>CLASSITEM <text:s text:c="3"/>"CLASS"</text:p>
      <text:p text:style-name="P33"/>
      <text:p text:style-name="P33"><text:s text:c="4"/># Just like CLASSITEM, LABELITEM defines the database attribute that you </text:p>
      <text:p text:style-name="P33"><text:s text:c="4"/># will be using to draw labels. <text:s/>In this case, the values of the attribute </text:p>
      <text:p text:style-name="P33"><text:s text:c="4"/># "STATE" will be used to label the states polygons.</text:p>
      <text:p text:style-name="P33"><text:s text:c="3"/><text:span text:style-name="T3"><text:s/>LABELITEM <text:s text:c="3"/>"STATE"</text:span></text:p>
      <text:p text:style-name="P33"/>
      <text:p text:style-name="P33"><text:s text:c="4"/>CLASS</text:p>
      <text:p text:style-name="P33"><text:s text:c="6"/>NAME 'States'</text:p>
      <text:p text:style-name="P33"><text:s text:c="6"/>EXPRESSION 'land'</text:p>
      <text:p text:style-name="P33"><text:s text:c="6"/>STYLE</text:p>
      <text:p text:style-name="P33"><text:s text:c="8"/>COLOR <text:s text:c="5"/>232 232 232</text:p>
      <text:p text:style-name="P33"><text:s text:c="6"/>END</text:p>
      <text:p text:style-name="P33"/>
      <text:p text:style-name="P33"><text:s text:c="6"/>LABEL</text:p>
      <text:p text:style-name="P33"><text:s text:c="8"/>COLOR 132 31 31</text:p>
      <text:p text:style-name="P33"><text:s text:c="8"/>SHADOWCOLOR 218 218 218</text:p>
      <text:p text:style-name="P33"><text:s text:c="8"/>SHADOWSIZE 2 2</text:p>
      <text:p text:style-name="P33"><text:s text:c="8"/>TYPE TRUETYPE</text:p>
      <text:p text:style-name="P33"><text:s text:c="8"/>FONT arial-bold</text:p>
      <text:p text:style-name="P33"><text:s text:c="8"/>SIZE 12</text:p>
      <text:p text:style-name="P33"><text:s text:c="8"/>ANTIALIAS TRUE</text:p>
      <text:p text:style-name="P33"><text:s text:c="8"/>POSITION CL</text:p>
      <text:p text:style-name="P33"><text:s text:c="8"/>PARTIALS FALSE</text:p>
      <text:p text:style-name="P33"><text:s text:c="8"/>MINDISTANCE 300</text:p>
      <text:p text:style-name="P33"><text:s text:c="8"/>BUFFER 4</text:p>
      <text:p text:style-name="P33"><text:s text:c="6"/>END # end of label</text:p>
      <text:p text:style-name="P33"><text:s text:c="4"/>END</text:p>
      <text:p text:style-name="P33"><text:s text:c="4"/>CLASS</text:p>
      <text:p text:style-name="P33"><text:s text:c="6"/>NAME 'Water'</text:p>
      <text:p text:style-name="P33"><text:s text:c="6"/>EXPRESSION 'water'</text:p>
      <text:p text:style-name="P33"><text:s text:c="6"/>STYLE</text:p>
      <text:p text:style-name="P33"><text:s text:c="8"/>COLOR <text:s text:c="5"/>198 198 255</text:p>
      <text:p text:style-name="P33"><text:s text:c="6"/>END</text:p>
      <text:p text:style-name="P33"><text:s text:c="4"/>END</text:p>
      <text:p text:style-name="P33"><text:s text:c="2"/>END # States polygon layer ends here</text:p>
      <text:p text:style-name="P33"><text:s text:c="2"/>LAYER # States line layer begins here</text:p>
      <text:p text:style-name="P33"><text:s text:c="4"/>NAME <text:s text:c="8"/>states_line</text:p>
      <text:p text:style-name="P33"><text:s text:c="4"/>DATA <text:s text:c="8"/>states_ugl</text:p>
      <text:p text:style-name="P33"><text:s text:c="4"/>STATUS <text:s text:c="6"/>OFF</text:p>
      <text:p text:style-name="P33"><text:s text:c="4"/>TYPE <text:s text:c="8"/>LINE</text:p>
      <text:p text:style-name="P33"><text:s text:c="4"/>CLASSITEM <text:s text:c="3"/>"CLASS"</text:p>
      <text:p text:style-name="P33"><text:s text:c="4"/>CLASS</text:p>
      <text:p text:style-name="P33"><text:s text:c="6"/>NAME 'State Boundary'</text:p>
      <text:p text:style-name="P33"><text:s text:c="6"/>EXPRESSION 'land'</text:p>
      <text:p text:style-name="P33"><text:s text:c="6"/>STYLE</text:p>
      <text:p text:style-name="P33"><text:s text:c="8"/>COLOR <text:s text:c="5"/>64 64 64</text:p>
      <text:p text:style-name="P33"><text:s text:c="6"/>END</text:p>
      <text:p text:style-name="P33"><text:s text:c="4"/>END</text:p>
      <text:p text:style-name="P33"><text:s text:c="2"/>END # States line layer ends here</text:p>
      <text:p text:style-name="P32">END</text:p>
      <text:p text:style-name="P30">6<text:tab/>Projekció - mapserver közevelen meghívása</text:p>
      <text:p text:style-name="P17"/>
      <text:p text:style-name="P8"/>
      <text:p text:style-name="P6"><text:a xlink:type="simple" xlink:href="http://localhost/cgi-bin/mapserv?map=/home/akoel/Projects/3DCadastre/www/test/htdocs/example1-4.map&amp;layer=states_poly&amp;layer=states_line&amp;mode=map"><text:span text:style-name="T5">http://localhost/cgi-bin/mapserv?map=/home/akoel/Projects/3DCadastre/www/test/htdocs/example1-4.map&amp;layer=states_poly&amp;layer=states_line&amp;mode=map</text:span></text:a></text:p>
      <text:p text:style-name="P8"/>
      <text:p text:style-name="P21"/>
      <text:p text:style-name="P52">MAP</text:p>
      <text:p text:style-name="P52"><text:s text:c="2"/>IMAGETYPE <text:s text:c="5"/>PNG24</text:p>
      <text:p text:style-name="P52"><text:s text:c="2"/>EXTENT <text:s text:c="6"/>201621.496941 -294488.285333 1425518.020722 498254.511514 # LAEA</text:p>
      <text:p text:style-name="P52"><text:s text:c="2"/>SIZE <text:s text:c="10"/>400 300</text:p>
      <text:p text:style-name="P52"><text:s text:c="2"/>SHAPEPATH <text:s text:c="5"/>"../data"</text:p>
      <text:p text:style-name="P52"><text:s text:c="2"/>SYMBOLSET <text:s text:c="5"/>"../symbols/symbols35.sym"</text:p>
      <text:p text:style-name="P52"><text:s text:c="2"/>FONTSET <text:s text:c="7"/>"../fonts/fonts.list"</text:p>
      <text:p text:style-name="P52"><text:s text:c="2"/>P<text:span text:style-name="T3">ROJECTION</text:span></text:p>
      <text:p text:style-name="P53"><text:s text:c="6"/>"proj=laea"</text:p>
      <text:p text:style-name="P53"><text:s text:c="6"/>"ellps=clrk66"</text:p>
      <text:p text:style-name="P53"><text:s text:c="6"/>"lat_0=45"</text:p>
      <text:p text:style-name="P53"><text:s text:c="6"/>"lon_0=-100"</text:p>
      <text:p text:style-name="P52"/>
      <text:p text:style-name="P52"><text:s text:c="4"/># Alternatively, you can specify an EPSG code.</text:p>
      <text:p text:style-name="P52"><text:s text:c="4"/># This is the EPSG code for Lambert Azimuthal Equal-Area</text:p>
      <text:p text:style-name="P52"><text:s text:c="4"/># projection for the U.S.</text:p>
      <text:p text:style-name="P52"><text:s text:c="4"/>#</text:p>
      <text:p text:style-name="P52"><text:s text:c="3"/><text:span text:style-name="T3"><text:s/># "init=epsg:2163"</text:span></text:p>
      <text:p text:style-name="P52"><text:s text:c="2"/>END</text:p>
      <text:p text:style-name="P52"/>
      <text:p text:style-name="P52"><text:s text:c="2"/>LAYER # States polygon layer begins here</text:p>
      <text:p text:style-name="P52"><text:s text:c="4"/>NAME <text:s text:c="8"/>states</text:p>
      <text:p text:style-name="P52"><text:s text:c="4"/>DATA <text:s text:c="8"/>states_ugl</text:p>
      <text:p text:style-name="P52"><text:s text:c="4"/>STATUS <text:s text:c="6"/>OFF</text:p>
      <text:p text:style-name="P52"><text:s text:c="4"/>TYPE <text:s text:c="8"/>POLYGON</text:p>
      <text:p text:style-name="P52"/>
      <text:p text:style-name="P52"><text:s text:c="3"/><text:span text:style-name="T3"><text:s/>PROJECTION</text:span></text:p>
      <text:p text:style-name="P53"><text:s text:c="6"/>"init=epsg:4326"</text:p>
      <text:p text:style-name="P53"><text:s text:c="4"/>END</text:p>
      <text:p text:style-name="P52"><text:s text:c="4"/>CLASS</text:p>
      <text:p text:style-name="P52"><text:s text:c="6"/>NAME 'States'</text:p>
      <text:p text:style-name="P52"><text:s text:c="6"/>EXPRESSION 'land'</text:p>
      <text:p text:style-name="P52"><text:s text:c="6"/>STYLE</text:p>
      <text:p text:style-name="P52"><text:s text:c="8"/>COLOR <text:s text:c="5"/>232 232 232</text:p>
      <text:p text:style-name="P52"><text:s text:c="6"/>END</text:p>
      <text:p text:style-name="P52"><text:s text:c="4"/>END</text:p>
      <text:p text:style-name="P52"><text:s text:c="2"/>END # States polygon layer ends here</text:p>
      <text:p text:style-name="P52"/>
      <text:p text:style-name="P52"><text:s text:c="2"/>LAYER # MODIS raster layer begins here</text:p>
      <text:p text:style-name="P52"><text:s text:c="4"/>NAME <text:s text:c="8"/>modis</text:p>
      <text:p text:style-name="P52"><text:s text:c="4"/>DATA <text:s text:c="8"/>"raster/mod09a12003161_ugl_ll_8bit.tif"</text:p>
      <text:p text:style-name="P52"><text:s text:c="4"/>STATUS <text:s text:c="6"/>OFF</text:p>
      <text:p text:style-name="P52"><text:s text:c="4"/>TYPE <text:s text:c="8"/>RASTER</text:p>
      <text:p text:style-name="P52"><text:s text:c="4"/>PROCESSING <text:s text:c="2"/>"BANDS=1,2,3"</text:p>
      <text:p text:style-name="P52"><text:s text:c="4"/>OFFSITE <text:s text:c="5"/>71 74 65</text:p>
      <text:p text:style-name="P53"/>
      <text:p text:style-name="P53"><text:s text:c="4"/>PROJECTION</text:p>
      <text:p text:style-name="P53"><text:s text:c="6"/>"init=epsg:4326"</text:p>
      <text:p text:style-name="P53"><text:s text:c="4"/>END</text:p>
      <text:p text:style-name="P52"><text:s text:c="2"/>END</text:p>
      <text:p text:style-name="P52">END</text:p>
      <text:p text:style-name="P28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0">7<text:tab/>MAP fájl tulajdonságok URL-en keresztüli szabályozása</text:p>
      <text:p text:style-name="P27"/>
      <text:p text:style-name="P44">Lehetőség van arra, hogy URL-ben magadott paraméterekkel megváltoztassuk a MAP fájlban használt paramétereket. A következő példában azt mutatom be, hogy hogyan lehet egy rétegben egy adott feltétellel rendelkező objektumbak más szine mint a többinek.</text:p>
      <text:p text:style-name="P44">Ehhez a MAP fájlban az adott LAYER alatt legalább két CLASS bejegyzést kell készíteni. A másodikban ne adjunk semmilyen feltételt a szinét pedig állítsuk be arra, amit alapértelmezésként szeretnénk az adott LAYER összes objektumának szeretnénk. Az első CLASS-ban (fontos a sorrend) viszont hozzunk létre egy EXPRESSION bejegyzést és a szint pedig állítsuk olyanra, amilyen a kiválasztott elemnek szeretnénk. </text:p>
      <text:p text:style-name="P44">Alapesetben az EXPRESSION kifejezés a következő szintaktikával használatos és azt jelenti, hogy minden olyan objektumot, melynek a gid értéke 1 vagy 2, azokat az itt megadott paraméterekkel jelenítse meg:</text:p>
      <text:p text:style-name="P44"/>
      <text:p text:style-name="P10">CLASS</text:p>
      <text:p text:style-name="P10"><text:tab/>…</text:p>
      <text:p text:style-name="P10"><text:tab/>EXPRESSION ( '[gid]'='1' || '[gid]'='2' )</text:p>
      <text:p text:style-name="P10"/>
      <text:p text:style-name="P11">END</text:p>
      <text:p text:style-name="P44"/>
      <text:p text:style-name="P44">PHP programozás esetén ez a forma könnyen kezelhető és módoítható a $class-&gt;setExpression(“('[gid]'='3')”); kifejezéssel, azonban mi az URL-en keresztűl szeretnénk ugyanezt megtenni. Ehhez a következő átalakítást kell tenni a MAP fájlban</text:p>
      <text:p text:style-name="P44"/>
      <text:p text:style-name="P10">CLASS</text:p>
      <text:p text:style-name="P10"><text:tab/>…</text:p>
      <text:p text:style-name="P10"><text:tab/>EXPRESSION (%myexp%)</text:p>
      <text:p text:style-name="P10"/>
      <text:p text:style-name="P11">END</text:p>
      <text:p text:style-name="P44"/>
      <text:p text:style-name="P44">Az URL kifejezésnek pedig tartalmaznia kell a <text:span text:style-name="T3">myexp</text:span> változót, melynek egy feltételt adunk értékül és a mode-nak pedig <text:span text:style-name="T3">map</text:span>-nek kell lennie. </text:p>
      <text:p text:style-name="P51"/>
      <text:p text:style-name="P8"/>
      <text:p text:style-name="P8"><text:a xlink:type="simple" xlink:href="http://localhost/cgi-bin/mapserv?map=/home/akoel/Projects/3DCadastre/www/tdc-basic/tdc-basic/htdocs/example.map&amp;mode=map&amp;myid=[gid]%3E40&amp;LAYERS=border&amp;WIDTH=600&amp;HEIGHT=350">http://localhost/cgi-bin/mapserv?map=/home/akoel/Projects/3DCadastre/www/tdc-basic/tdc-basic/htdocs/example.map&amp;mode=</text:a><text:a xlink:type="simple" xlink:href="http://localhost/cgi-bin/mapserv?map=/home/akoel/Projects/3DCadastre/www/tdc-basic/tdc-basic/htdocs/example.map&amp;mode=map&amp;myid=[gid]%3E40&amp;LAYERS=border&amp;WIDTH=600&amp;HEIGHT=350"><text:span text:style-name="T3">map</text:span></text:a><text:a xlink:type="simple" xlink:href="http://localhost/cgi-bin/mapserv?map=/home/akoel/Projects/3DCadastre/www/tdc-basic/tdc-basic/htdocs/example.map&amp;mode=map&amp;myid=[gid]%3E40&amp;LAYERS=border&amp;WIDTH=600&amp;HEIGHT=350">&amp;myid=</text:a><text:a xlink:type="simple" xlink:href="http://localhost/cgi-bin/mapserv?map=/home/akoel/Projects/3DCadastre/www/tdc-basic/tdc-basic/htdocs/example.map&amp;mode=map&amp;myid=[gid]%3E40&amp;LAYERS=border&amp;WIDTH=600&amp;HEIGHT=350"><text:span text:style-name="T3">[gid]&gt;=40</text:span></text:a><text:a xlink:type="simple" xlink:href="http://localhost/cgi-bin/mapserv?map=/home/akoel/Projects/3DCadastre/www/tdc-basic/tdc-basic/htdocs/example.map&amp;mode=map&amp;myid=[gid]%3E40&amp;LAYERS=border&amp;WIDTH=600&amp;HEIGHT=350">&amp;LAYERS=border&amp;WIDTH=600&amp;HEIGHT=350</text:a></text:p>
      <text:p text:style-name="P8"/>
      <text:p text:style-name="P24"/>
      <text:p text:style-name="P44">Nem csak a CLASS de maga a LAYER is kapcsolható nézzük a következő MAP részletet: </text:p>
      <text:p text:style-name="P51"/>
      <text:p text:style-name="P10">LAYER</text:p>
      <text:p text:style-name="P10"><text:tab/>…</text:p>
      <text:p text:style-name="P10"><text:tab/>NAME “highlights”</text:p>
      <text:p text:style-name="P10"><text:tab/>STATUS on</text:p>
      <text:p text:style-name="P10"><text:tab/>FILTER “id IN (0, %ids%)”</text:p>
      <text:p text:style-name="P10"><text:tab/>...</text:p>
      <text:p text:style-name="P10">END</text:p>
      <text:p text:style-name="P44"/>
      <text:p text:style-name="P44">Az ehhez tartozó javascript kód pedig így nézhet ki:</text:p>
      <text:p text:style-name="P51"/>
      <text:p text:style-name="P12">layers['highlight'] = new OpenLayers.Layer.MapServer(“map”, </text:p>
      <text:p text:style-name="P12"><text:tab/><text:tab/><text:tab/><text:tab/>/cgi-bin/mapserv?map=/maps/mapfile.map”,</text:p>
      <text:p text:style-name="P12"><text:tab/><text:tab/><text:tab/><text:tab/>{layers:'highlights', format:'image/png', 'ids':0 },</text:p>
      <text:p text:style-name="P12"><text:tab/><text:tab/><text:tab/><text:tab/>{isBaseLayer:false, visibility:true, opacity:0.5, transparaent:true}</text:p>
      <text:p text:style-name="P12"><text:tab/><text:tab/><text:tab/>);</text:p>
      <text:p text:style-name="P25"/>
      <text:p text:style-name="P25"/>
      <text:p text:style-name="P26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409in" fo:margin-bottom="0.4425in" fo:margin-left="0.2583in" fo:margin-right="0.31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8-05T12:21:48</meta:creation-date>
    <dc:date>2012-08-22T23:59:39</dc:date>
    <meta:editing-duration>PT06H14M24S</meta:editing-duration>
    <meta:editing-cycles>22</meta:editing-cycles>
    <meta:generator>OpenOffice.org/3.2$Linux OpenOffice.org_project/320m12$Build-9483</meta:generator>
    <meta:document-statistic meta:table-count="0" meta:image-count="0" meta:object-count="0" meta:page-count="7" meta:paragraph-count="306" meta:word-count="1358" meta:character-count="11301"/>
  </office:meta>
</office:document-meta>
</file>